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2mm"/>
    </style:style>
    <style:style style:name="co2" style:family="table-column">
      <style:table-column-properties fo:break-before="auto" style:column-width="61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8mm"/>
    </style:style>
    <style:style style:name="co5" style:family="table-column">
      <style:table-column-properties fo:break-before="auto" style:column-width="26.35mm"/>
    </style:style>
    <style:style style:name="co6" style:family="table-column">
      <style:table-column-properties fo:break-before="auto" style:column-width="67.35mm"/>
    </style:style>
    <style:style style:name="co7" style:family="table-column">
      <style:table-column-properties fo:break-before="auto" style:column-width="58.74mm"/>
    </style:style>
    <style:style style:name="co8" style:family="table-column">
      <style:table-column-properties fo:break-before="auto" style:column-width="35.81mm"/>
    </style:style>
    <style:style style:name="co9" style:family="table-column">
      <style:table-column-properties fo:break-before="auto" style:column-width="36.11mm"/>
    </style:style>
    <style:style style:name="co10" style:family="table-column">
      <style:table-column-properties fo:break-before="auto" style:column-width="31.22mm"/>
    </style:style>
    <style:style style:name="ro1" style:family="table-row">
      <style:table-row-properties style:row-height="9.9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border="0.06pt solid #000000" style:vertical-align="middl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color="#000000"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3" table:number-columns-repeated="2" table:default-cell-style-name="ce4"/>
        <table:table-column table:style-name="co10" table:default-cell-style-name="ce4"/>
        <table:table-row table:style-name="ro1">
          <table:table-cell table:style-name="ce6" office:value-type="string" calcext:value-type="string">
            <text:p>Posição</text:p>
          </table:table-cell>
          <table:table-cell table:style-name="ce6" office:value-type="string" calcext:value-type="string">
            <text:p>Município</text:p>
          </table:table-cell>
          <table:table-cell table:style-name="ce6" office:value-type="string" calcext:value-type="string">
            <text:p>População </text:p>
          </table:table-cell>
          <table:table-cell table:style-name="ce8" office:value-type="string" calcext:value-type="string">
            <text:p>Site Prefeitura</text:p>
          </table:table-cell>
          <table:table-cell table:style-name="ce8" office:value-type="string" calcext:value-type="string">
            <text:p>Site Câmara</text:p>
          </table:table-cell>
          <table:table-cell table:style-name="ce8" office:value-type="string" calcext:value-type="string">
            <text:p>Portal de Transparência Câmara</text:p>
          </table:table-cell>
          <table:table-cell table:style-name="ce8" office:value-type="string" calcext:value-type="string">
            <text:p>Relação Servidores Câmara</text:p>
          </table:table-cell>
          <table:table-cell table:style-name="ce8" office:value-type="string" calcext:value-type="string">
            <text:p>Qtde Servidores</text:p>
          </table:table-cell>
          <table:table-cell table:style-name="ce8" office:value-type="string" calcext:value-type="string">
            <text:p>Area Construida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Servidores/m²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t.wikipedia.org/wiki/Natal_(Rio_Grande_do_Norte)" xlink:type="simple">Natal</text:a></text:p>
          </table:table-cell>
          <table:table-cell office:value-type="string" calcext:value-type="string">
            <text:p>880 264 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t.wikipedia.org/wiki/Mossoró" xlink:type="simple">Mossoró</text:a></text:p>
          </table:table-cell>
          <table:table-cell office:value-type="string" calcext:value-type="string">
            <text:p>300 102 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t.wikipedia.org/wiki/Parnamirim_(Rio_Grande_do_Norte)" xlink:type="simple">Parnamirim</text:a></text:p>
          </table:table-cell>
          <table:table-cell office:value-type="string" calcext:value-type="string">
            <text:p>259 737 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t.wikipedia.org/wiki/São_Gonçalo_do_Amarante_(Rio_Grande_do_Norte)" xlink:type="simple">São Gonçalo do Amarante</text:a></text:p>
          </table:table-cell>
          <table:table-cell office:value-type="string" calcext:value-type="string">
            <text:p>103 328 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t.wikipedia.org/wiki/Macaíba" xlink:type="simple">Macaíba</text:a></text:p>
          </table:table-cell>
          <table:table-cell office:value-type="string" calcext:value-type="string">
            <text:p>82 380 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t.wikipedia.org/wiki/Ceará-Mirim" xlink:type="simple">Ceará-Mirim</text:a></text:p>
          </table:table-cell>
          <table:table-cell office:value-type="string" calcext:value-type="string">
            <text:p>73 484 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t.wikipedia.org/wiki/Caicó" xlink:type="simple">Caicó</text:a></text:p>
          </table:table-cell>
          <table:table-cell office:value-type="string" calcext:value-type="string">
            <text:p>68 268 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t.wikipedia.org/wiki/Assu" xlink:type="simple">Açu</text:a></text:p>
          </table:table-cell>
          <table:table-cell office:value-type="string" calcext:value-type="string">
            <text:p>57 972 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t.wikipedia.org/wiki/Currais_Novos" xlink:type="simple">Currais Novos</text:a></text:p>
          </table:table-cell>
          <table:table-cell office:value-type="string" calcext:value-type="string">
            <text:p>45 248 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t.wikipedia.org/wiki/Santa_Cruz_(Rio_Grande_do_Norte)" xlink:type="simple">Santa Cruz</text:a></text:p>
          </table:table-cell>
          <table:table-cell office:value-type="string" calcext:value-type="string">
            <text:p>44 067 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t.wikipedia.org/wiki/São_José_de_Mipibu" xlink:type="simple">São José de Mipibu</text:a></text:p>
          </table:table-cell>
          <table:table-cell office:value-type="string" calcext:value-type="string">
            <text:p>43 842 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t.wikipedia.org/wiki/Nova_Cruz" xlink:type="simple">Nova Cruz</text:a></text:p>
          </table:table-cell>
          <table:table-cell office:value-type="string" calcext:value-type="string">
            <text:p>39 726 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t.wikipedia.org/wiki/Apodi" xlink:type="simple">Apodi</text:a></text:p>
          </table:table-cell>
          <table:table-cell office:value-type="string" calcext:value-type="string">
            <text:p>36 367 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t.wikipedia.org/wiki/João_Câmara" xlink:type="simple">João Câmara</text:a></text:p>
          </table:table-cell>
          <table:table-cell office:value-type="string" calcext:value-type="string">
            <text:p>35 382 </text:p>
          </table:table-cell>
          <table:table-cell table:number-columns-repeated="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t.wikipedia.org/wiki/Canguaretama" xlink:type="simple">Canguaretama</text:a></text:p>
          </table:table-cell>
          <table:table-cell office:value-type="string" calcext:value-type="string">
            <text:p>34 526 </text:p>
          </table:table-cell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t.wikipedia.org/wiki/Touros" xlink:type="simple">Touros</text:a></text:p>
          </table:table-cell>
          <table:table-cell office:value-type="string" calcext:value-type="string">
            <text:p>34 298 </text:p>
          </table:table-cell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t.wikipedia.org/wiki/Macau_(Rio_Grande_do_Norte)" xlink:type="simple">Macau</text:a></text:p>
          </table:table-cell>
          <table:table-cell office:value-type="string" calcext:value-type="string">
            <text:p>31 865 </text:p>
          </table:table-cell>
          <table:table-cell table:number-columns-repeated="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t.wikipedia.org/wiki/Pau_dos_Ferros" xlink:type="simple">Pau dos Ferros</text:a></text:p>
          </table:table-cell>
          <table:table-cell office:value-type="string" calcext:value-type="string">
            <text:p>31 274 </text:p>
          </table:table-cell>
          <table:table-cell table:number-columns-repeated="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t.wikipedia.org/wiki/Extremoz" xlink:type="simple">Extremoz</text:a></text:p>
          </table:table-cell>
          <table:table-cell office:value-type="string" calcext:value-type="string">
            <text:p>28 595 </text:p>
          </table:table-cell>
          <table:table-cell table:number-columns-repeated="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t.wikipedia.org/wiki/Baraúna_(Rio_Grande_do_Norte)" xlink:type="simple">Baraúna</text:a></text:p>
          </table:table-cell>
          <table:table-cell office:value-type="string" calcext:value-type="string">
            <text:p>28 180 </text:p>
          </table:table-cell>
          <table:table-cell table:number-columns-repeated="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t.wikipedia.org/wiki/Areia_Branca_(Rio_Grande_do_Norte)" xlink:type="simple">Areia Branca</text:a></text:p>
          </table:table-cell>
          <table:table-cell office:value-type="string" calcext:value-type="string">
            <text:p>27 641 </text:p>
          </table:table-cell>
          <table:table-cell table:number-columns-repeated="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t.wikipedia.org/wiki/Nísia_Floresta" xlink:type="simple">Nísia Floresta</text:a></text:p>
          </table:table-cell>
          <table:table-cell office:value-type="string" calcext:value-type="string">
            <text:p>27 427 </text:p>
          </table:table-cell>
          <table:table-cell table:number-columns-repeated="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t.wikipedia.org/wiki/Goianinha" xlink:type="simple">Goianinha</text:a></text:p>
          </table:table-cell>
          <table:table-cell office:value-type="string" calcext:value-type="string">
            <text:p>26 032 </text:p>
          </table:table-cell>
          <table:table-cell table:number-columns-repeated="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t.wikipedia.org/wiki/Santo_Antônio_(Rio_Grande_do_Norte)" xlink:type="simple">Santo Antônio</text:a></text:p>
          </table:table-cell>
          <table:table-cell office:value-type="string" calcext:value-type="string">
            <text:p>24 486 </text:p>
          </table:table-cell>
          <table:table-cell table:number-columns-repeated="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t.wikipedia.org/wiki/São_Miguel_(Rio_Grande_do_Norte)" xlink:type="simple">São Miguel</text:a></text:p>
          </table:table-cell>
          <table:table-cell office:value-type="string" calcext:value-type="string">
            <text:p>23 386 </text:p>
          </table:table-cell>
          <table:table-cell table:number-columns-repeated="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t.wikipedia.org/wiki/Monte_Alegre_(Rio_Grande_do_Norte)" xlink:type="simple">Monte Alegre</text:a></text:p>
          </table:table-cell>
          <table:table-cell office:value-type="string" calcext:value-type="string">
            <text:p>22 381 </text:p>
          </table:table-cell>
          <table:table-cell table:number-columns-repeated="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t.wikipedia.org/wiki/Parelhas" xlink:type="simple">Parelhas</text:a></text:p>
          </table:table-cell>
          <table:table-cell office:value-type="string" calcext:value-type="string">
            <text:p>21 398 </text:p>
          </table:table-cell>
          <table:table-cell table:number-columns-repeated="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t.wikipedia.org/wiki/Caraúbas_(Rio_Grande_do_Norte)" xlink:type="simple">Caraúbas</text:a></text:p>
          </table:table-cell>
          <table:table-cell office:value-type="string" calcext:value-type="string">
            <text:p>20 495 </text:p>
          </table:table-cell>
          <table:table-cell table:number-columns-repeated="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t.wikipedia.org/wiki/São_Paulo_do_Potengi" xlink:type="simple">São Paulo do Potengi</text:a></text:p>
          </table:table-cell>
          <table:table-cell office:value-type="string" calcext:value-type="string">
            <text:p>18 108 </text:p>
          </table:table-cell>
          <table:table-cell table:number-columns-repeated="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t.wikipedia.org/wiki/Jucurutu" xlink:type="simple">Jucurutu</text:a></text:p>
          </table:table-cell>
          <table:table-cell office:value-type="string" calcext:value-type="string">
            <text:p>18 102 </text:p>
          </table:table-cell>
          <table:table-cell table:number-columns-repeated="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t.wikipedia.org/wiki/Tangará_(Rio_Grande_do_Norte)" xlink:type="simple">Tangará</text:a></text:p>
          </table:table-cell>
          <table:table-cell office:value-type="string" calcext:value-type="string">
            <text:p>15 831 </text:p>
          </table:table-cell>
          <table:table-cell table:number-columns-repeated="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t.wikipedia.org/wiki/Ipanguaçu" xlink:type="simple">Ipanguaçu</text:a></text:p>
          </table:table-cell>
          <table:table-cell office:value-type="string" calcext:value-type="string">
            <text:p>15 400 </text:p>
          </table:table-cell>
          <table:table-cell table:number-columns-repeated="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t.wikipedia.org/wiki/Lagoa_Nova" xlink:type="simple">Lagoa Nova</text:a></text:p>
          </table:table-cell>
          <table:table-cell office:value-type="string" calcext:value-type="string">
            <text:p>15 285 </text:p>
          </table:table-cell>
          <table:table-cell table:number-columns-repeated="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t.wikipedia.org/wiki/Guamaré" xlink:type="simple">Guamaré</text:a></text:p>
          </table:table-cell>
          <table:table-cell office:value-type="string" calcext:value-type="string">
            <text:p>15 173 </text:p>
          </table:table-cell>
          <table:table-cell table:number-columns-repeated="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t.wikipedia.org/wiki/Poço_Branco" xlink:type="simple">Poço Branco</text:a></text:p>
          </table:table-cell>
          <table:table-cell office:value-type="string" calcext:value-type="string">
            <text:p>15 089 </text:p>
          </table:table-cell>
          <table:table-cell table:number-columns-repeated="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t.wikipedia.org/wiki/Pendências" xlink:type="simple">Pendências</text:a></text:p>
          </table:table-cell>
          <table:table-cell office:value-type="string" calcext:value-type="string">
            <text:p>14 863 </text:p>
          </table:table-cell>
          <table:table-cell table:number-columns-repeated="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t.wikipedia.org/wiki/Jardim_de_Piranhas" xlink:type="simple">Jardim de Piranhas</text:a></text:p>
          </table:table-cell>
          <table:table-cell office:value-type="string" calcext:value-type="string">
            <text:p>14 793 </text:p>
          </table:table-cell>
          <table:table-cell table:number-columns-repeated="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t.wikipedia.org/wiki/Pedro_Velho" xlink:type="simple">Pedro Velho</text:a></text:p>
          </table:table-cell>
          <table:table-cell office:value-type="string" calcext:value-type="string">
            <text:p>14 648 </text:p>
          </table:table-cell>
          <table:table-cell table:number-columns-repeated="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t.wikipedia.org/wiki/Upanema" xlink:type="simple">Upanema</text:a></text:p>
          </table:table-cell>
          <table:table-cell office:value-type="string" calcext:value-type="string">
            <text:p>14 483 </text:p>
          </table:table-cell>
          <table:table-cell table:number-columns-repeated="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t.wikipedia.org/wiki/Alto_do_Rodrigues" xlink:type="simple">Alto do Rodrigues</text:a></text:p>
          </table:table-cell>
          <table:table-cell office:value-type="string" calcext:value-type="string">
            <text:p>14 305 </text:p>
          </table:table-cell>
          <table:table-cell table:number-columns-repeated="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t.wikipedia.org/wiki/Arez_(Rio_Grande_do_Norte)" xlink:type="simple">Arês</text:a></text:p>
          </table:table-cell>
          <table:table-cell office:value-type="string" calcext:value-type="string">
            <text:p>14 209 </text:p>
          </table:table-cell>
          <table:table-cell table:number-columns-repeated="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t.wikipedia.org/wiki/Tibau_do_Sul" xlink:type="simple">Tibau do Sul</text:a></text:p>
          </table:table-cell>
          <table:table-cell office:value-type="string" calcext:value-type="string">
            <text:p>14 957 </text:p>
          </table:table-cell>
          <table:table-cell table:number-columns-repeated="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t.wikipedia.org/wiki/Alexandria_(Rio_Grande_do_Norte)" xlink:type="simple">Alexandria</text:a></text:p>
          </table:table-cell>
          <table:table-cell office:value-type="string" calcext:value-type="string">
            <text:p>13 585 </text:p>
          </table:table-cell>
          <table:table-cell table:number-columns-repeated="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t.wikipedia.org/wiki/Ielmo_Marinho" xlink:type="simple">Ielmo Marinho</text:a></text:p>
          </table:table-cell>
          <table:table-cell office:value-type="string" calcext:value-type="string">
            <text:p>13 583 </text:p>
          </table:table-cell>
          <table:table-cell table:number-columns-repeated="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t.wikipedia.org/wiki/Passa-e-Fica" xlink:type="simple">Passa e Fica</text:a></text:p>
          </table:table-cell>
          <table:table-cell office:value-type="string" calcext:value-type="string">
            <text:p>13 108 </text:p>
          </table:table-cell>
          <table:table-cell table:number-columns-repeated="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t.wikipedia.org/wiki/Governador_Dix-Sept_Rosado" xlink:type="simple">Governador Dix-Sept Rosado</text:a></text:p>
          </table:table-cell>
          <table:table-cell office:value-type="string" calcext:value-type="string">
            <text:p>13 002 </text:p>
          </table:table-cell>
          <table:table-cell table:number-columns-repeated="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t.wikipedia.org/wiki/Santana_do_Matos" xlink:type="simple">Santana do Matos</text:a></text:p>
          </table:table-cell>
          <table:table-cell office:value-type="string" calcext:value-type="string">
            <text:p>12 872 </text:p>
          </table:table-cell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t.wikipedia.org/wiki/São_José_do_Campestre" xlink:type="simple">São José do Campestre</text:a></text:p>
          </table:table-cell>
          <table:table-cell office:value-type="string" calcext:value-type="string">
            <text:p>12 884 </text:p>
          </table:table-cell>
          <table:table-cell table:number-columns-repeated="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t.wikipedia.org/wiki/Patu" xlink:type="simple">Patu</text:a></text:p>
          </table:table-cell>
          <table:table-cell office:value-type="string" calcext:value-type="string">
            <text:p>12 695 </text:p>
          </table:table-cell>
          <table:table-cell table:number-columns-repeated="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t.wikipedia.org/wiki/Brejinho_(Rio_Grande_do_Norte)" xlink:type="simple">Brejinho</text:a></text:p>
          </table:table-cell>
          <table:table-cell office:value-type="string" calcext:value-type="string">
            <text:p>12 582 </text:p>
          </table:table-cell>
          <table:table-cell table:number-columns-repeated="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t.wikipedia.org/wiki/Jardim_do_Seridó" xlink:type="simple">Jardim do Seridó</text:a></text:p>
          </table:table-cell>
          <table:table-cell office:value-type="string" calcext:value-type="string">
            <text:p>12 427 </text:p>
          </table:table-cell>
          <table:table-cell table:number-columns-repeated="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t.wikipedia.org/wiki/Vera_Cruz_(Rio_Grande_do_Norte)" xlink:type="simple">Vera Cruz</text:a></text:p>
          </table:table-cell>
          <table:table-cell office:value-type="string" calcext:value-type="string">
            <text:p>12 366 </text:p>
          </table:table-cell>
          <table:table-cell table:number-columns-repeated="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t.wikipedia.org/wiki/Taipu" xlink:type="simple">Taipu</text:a></text:p>
          </table:table-cell>
          <table:table-cell office:value-type="string" calcext:value-type="string">
            <text:p>12 261 </text:p>
          </table:table-cell>
          <table:table-cell table:number-columns-repeated="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t.wikipedia.org/wiki/Maxaranguape" xlink:type="simple">Maxaranguape</text:a></text:p>
          </table:table-cell>
          <table:table-cell office:value-type="string" calcext:value-type="string">
            <text:p>12 194 </text:p>
          </table:table-cell>
          <table:table-cell table:number-columns-repeated="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t.wikipedia.org/wiki/Serra_do_Mel" xlink:type="simple">Serra do Mel</text:a></text:p>
          </table:table-cell>
          <table:table-cell office:value-type="string" calcext:value-type="string">
            <text:p>11 790 </text:p>
          </table:table-cell>
          <table:table-cell table:number-columns-repeated="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t.wikipedia.org/wiki/Angicos" xlink:type="simple">Angicos</text:a></text:p>
          </table:table-cell>
          <table:table-cell office:value-type="string" calcext:value-type="string">
            <text:p>11 724 </text:p>
          </table:table-cell>
          <table:table-cell table:number-columns-repeated="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t.wikipedia.org/wiki/Montanhas_(Rio_Grande_do_Norte)" xlink:type="simple">Montanhas</text:a></text:p>
          </table:table-cell>
          <table:table-cell office:value-type="string" calcext:value-type="string">
            <text:p>11 295 </text:p>
          </table:table-cell>
          <table:table-cell table:number-columns-repeated="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t.wikipedia.org/wiki/Lajes_(Rio_Grande_do_Norte)" xlink:type="simple">Lajes</text:a></text:p>
          </table:table-cell>
          <table:table-cell office:value-type="string" calcext:value-type="string">
            <text:p>11 208 </text:p>
          </table:table-cell>
          <table:table-cell table:number-columns-repeated="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t.wikipedia.org/wiki/Cerro_Corá_(Rio_Grande_do_Norte)" xlink:type="simple">Cerro Corá</text:a></text:p>
          </table:table-cell>
          <table:table-cell office:value-type="string" calcext:value-type="string">
            <text:p>11 178 </text:p>
          </table:table-cell>
          <table:table-cell table:number-columns-repeated="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t.wikipedia.org/wiki/Acari_(Rio_Grande_do_Norte)" xlink:type="simple">Acari</text:a></text:p>
          </table:table-cell>
          <table:table-cell office:value-type="string" calcext:value-type="string">
            <text:p>11 152 </text:p>
          </table:table-cell>
          <table:table-cell table:number-columns-repeated="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t.wikipedia.org/wiki/Campo_Redondo" xlink:type="simple">Campo Redondo</text:a></text:p>
          </table:table-cell>
          <table:table-cell office:value-type="string" calcext:value-type="string">
            <text:p>11 142 </text:p>
          </table:table-cell>
          <table:table-cell table:number-columns-repeated="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t.wikipedia.org/wiki/São_Tomé_(Rio_Grande_do_Norte)" xlink:type="simple">São Tomé</text:a></text:p>
          </table:table-cell>
          <table:table-cell office:value-type="string" calcext:value-type="string">
            <text:p>11 057 </text:p>
          </table:table-cell>
          <table:table-cell table:number-columns-repeated="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t.wikipedia.org/wiki/Afonso_Bezerra" xlink:type="simple">Afonso Bezerra</text:a></text:p>
          </table:table-cell>
          <table:table-cell office:value-type="string" calcext:value-type="string">
            <text:p>11 041 </text:p>
          </table:table-cell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t.wikipedia.org/wiki/Rio_do_Fogo" xlink:type="simple">Rio do Fogo</text:a></text:p>
          </table:table-cell>
          <table:table-cell office:value-type="string" calcext:value-type="string">
            <text:p>10 789 </text:p>
          </table:table-cell>
          <table:table-cell table:number-columns-repeated="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t.wikipedia.org/wiki/Tenente_Ananias" xlink:type="simple">Tenente Ananias</text:a></text:p>
          </table:table-cell>
          <table:table-cell office:value-type="string" calcext:value-type="string">
            <text:p>10 715 </text:p>
          </table:table-cell>
          <table:table-cell table:number-columns-repeated="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t.wikipedia.org/wiki/Carnaubais" xlink:type="simple">Carnaubais</text:a></text:p>
          </table:table-cell>
          <table:table-cell office:value-type="string" calcext:value-type="string">
            <text:p>10 651 </text:p>
          </table:table-cell>
          <table:table-cell table:number-columns-repeated="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t.wikipedia.org/wiki/Umarizal" xlink:type="simple">Umarizal</text:a></text:p>
          </table:table-cell>
          <table:table-cell office:value-type="string" calcext:value-type="string">
            <text:p>10 591 </text:p>
          </table:table-cell>
          <table:table-cell table:number-columns-repeated="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t.wikipedia.org/wiki/Espírito_Santo_(Rio_Grande_do_Norte)" xlink:type="simple">Espírito Santo</text:a></text:p>
          </table:table-cell>
          <table:table-cell office:value-type="string" calcext:value-type="string">
            <text:p>10 527 </text:p>
          </table:table-cell>
          <table:table-cell table:number-columns-repeated="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t.wikipedia.org/wiki/Grossos" xlink:type="simple">Grossos</text:a></text:p>
          </table:table-cell>
          <table:table-cell office:value-type="string" calcext:value-type="string">
            <text:p>10 302 </text:p>
          </table:table-cell>
          <table:table-cell table:number-columns-repeated="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t.wikipedia.org/wiki/Serra_Caiada" xlink:type="simple">Serra Caiada</text:a></text:p>
          </table:table-cell>
          <table:table-cell office:value-type="string" calcext:value-type="string">
            <text:p>10 266 </text:p>
          </table:table-cell>
          <table:table-cell table:number-columns-repeated="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t.wikipedia.org/wiki/Bom_Jesus_(Rio_Grande_do_Norte)" xlink:type="simple">Bom Jesus</text:a></text:p>
          </table:table-cell>
          <table:table-cell office:value-type="string" calcext:value-type="string">
            <text:p>10 152 </text:p>
          </table:table-cell>
          <table:table-cell table:number-columns-repeated="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t.wikipedia.org/wiki/Boa_Saúde" xlink:type="simple">Boa Saúde (Januário Cicco)</text:a></text:p>
          </table:table-cell>
          <table:table-cell office:value-type="string" calcext:value-type="string">
            <text:p>10 087 </text:p>
          </table:table-cell>
          <table:table-cell table:number-columns-repeated="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t.wikipedia.org/wiki/Luís_Gomes" xlink:type="simple">Luís Gomes</text:a></text:p>
          </table:table-cell>
          <table:table-cell office:value-type="string" calcext:value-type="string">
            <text:p>10 086 </text:p>
          </table:table-cell>
          <table:table-cell table:number-columns-repeated="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t.wikipedia.org/wiki/Campo_Grande_(Rio_Grande_do_Norte)" xlink:type="simple">Campo Grande (Augusto Severo)</text:a></text:p>
          </table:table-cell>
          <table:table-cell office:value-type="string" calcext:value-type="string">
            <text:p>9 638 </text:p>
          </table:table-cell>
          <table:table-cell table:number-columns-repeated="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t.wikipedia.org/wiki/São_Miguel_do_Gostoso" xlink:type="simple">São Miguel do Gostoso</text:a></text:p>
          </table:table-cell>
          <table:table-cell office:value-type="string" calcext:value-type="string">
            <text:p>9 531 </text:p>
          </table:table-cell>
          <table:table-cell table:number-columns-repeated="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t.wikipedia.org/wiki/Pureza" xlink:type="simple">Pureza</text:a></text:p>
          </table:table-cell>
          <table:table-cell office:value-type="string" calcext:value-type="string">
            <text:p>9 516 </text:p>
          </table:table-cell>
          <table:table-cell table:number-columns-repeated="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t.wikipedia.org/wiki/Baía_Formosa" xlink:type="simple">Baía Formosa</text:a></text:p>
          </table:table-cell>
          <table:table-cell office:value-type="string" calcext:value-type="string">
            <text:p>9 218 </text:p>
          </table:table-cell>
          <table:table-cell table:number-columns-repeated="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t.wikipedia.org/wiki/Florânia" xlink:type="simple">Florânia</text:a></text:p>
          </table:table-cell>
          <table:table-cell office:value-type="string" calcext:value-type="string">
            <text:p>9 121 </text:p>
          </table:table-cell>
          <table:table-cell table:number-columns-repeated="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t.wikipedia.org/wiki/Jaçanã_(Rio_Grande_do_Norte)" xlink:type="simple">Jaçanã</text:a></text:p>
          </table:table-cell>
          <table:table-cell office:value-type="string" calcext:value-type="string">
            <text:p>9 026 </text:p>
          </table:table-cell>
          <table:table-cell table:number-columns-repeated="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t.wikipedia.org/wiki/Martins_(Rio_Grande_do_Norte)" xlink:type="simple">Martins</text:a></text:p>
          </table:table-cell>
          <table:table-cell office:value-type="string" calcext:value-type="string">
            <text:p>8 692 </text:p>
          </table:table-cell>
          <table:table-cell table:number-columns-repeated="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t.wikipedia.org/wiki/Marcelino_Vieira" xlink:type="simple">Marcelino Vieira</text:a></text:p>
          </table:table-cell>
          <table:table-cell office:value-type="string" calcext:value-type="string">
            <text:p>8 358 </text:p>
          </table:table-cell>
          <table:table-cell table:number-columns-repeated="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t.wikipedia.org/wiki/São_Rafael_(Rio_Grande_do_Norte)" xlink:type="simple">São Rafael</text:a></text:p>
          </table:table-cell>
          <table:table-cell office:value-type="string" calcext:value-type="string">
            <text:p>8 212 </text:p>
          </table:table-cell>
          <table:table-cell table:number-columns-repeated="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t.wikipedia.org/wiki/Lagoa_Salgada" xlink:type="simple">Lagoa Salgada</text:a></text:p>
          </table:table-cell>
          <table:table-cell office:value-type="string" calcext:value-type="string">
            <text:p>8 192 </text:p>
          </table:table-cell>
          <table:table-cell table:number-columns-repeated="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t.wikipedia.org/wiki/Carnaúba_dos_Dantas" xlink:type="simple">Carnaúba dos Dantas</text:a></text:p>
          </table:table-cell>
          <table:table-cell office:value-type="string" calcext:value-type="string">
            <text:p>8 119 </text:p>
          </table:table-cell>
          <table:table-cell table:number-columns-repeated="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t.wikipedia.org/wiki/Serra_Negra_do_Norte" xlink:type="simple">Serra Negra do Norte</text:a></text:p>
          </table:table-cell>
          <table:table-cell office:value-type="string" calcext:value-type="string">
            <text:p>8 065 </text:p>
          </table:table-cell>
          <table:table-cell table:number-columns-repeated="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t.wikipedia.org/wiki/Riachuelo_(Rio_Grande_do_Norte)" xlink:type="simple">Riachuelo</text:a></text:p>
          </table:table-cell>
          <table:table-cell office:value-type="string" calcext:value-type="string">
            <text:p>8 034 </text:p>
          </table:table-cell>
          <table:table-cell table:number-columns-repeated="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t.wikipedia.org/wiki/Cruzeta" xlink:type="simple">Cruzeta</text:a></text:p>
          </table:table-cell>
          <table:table-cell office:value-type="string" calcext:value-type="string">
            <text:p>8 014 </text:p>
          </table:table-cell>
          <table:table-cell table:number-columns-repeated="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t.wikipedia.org/wiki/Portalegre_(Rio_Grande_do_Norte)" xlink:type="simple">Portalegre</text:a></text:p>
          </table:table-cell>
          <table:table-cell office:value-type="string" calcext:value-type="string">
            <text:p>7 827 </text:p>
          </table:table-cell>
          <table:table-cell table:number-columns-repeated="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t.wikipedia.org/wiki/Lagoa_de_Pedras" xlink:type="simple">Lagoa de Pedras</text:a></text:p>
          </table:table-cell>
          <table:table-cell office:value-type="string" calcext:value-type="string">
            <text:p>7 503 </text:p>
          </table:table-cell>
          <table:table-cell table:number-columns-repeated="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t.wikipedia.org/wiki/Itajá_(Rio_Grande_do_Norte)" xlink:type="simple">Itajá</text:a></text:p>
          </table:table-cell>
          <table:table-cell office:value-type="string" calcext:value-type="string">
            <text:p>7 501 </text:p>
          </table:table-cell>
          <table:table-cell table:number-columns-repeated="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t.wikipedia.org/wiki/Antônio_Martins" xlink:type="simple">Antônio Martins</text:a></text:p>
          </table:table-cell>
          <table:table-cell office:value-type="string" calcext:value-type="string">
            <text:p>7 137 </text:p>
          </table:table-cell>
          <table:table-cell table:number-columns-repeated="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t.wikipedia.org/wiki/Doutor_Severiano" xlink:type="simple">Doutor Severiano</text:a></text:p>
          </table:table-cell>
          <table:table-cell office:value-type="string" calcext:value-type="string">
            <text:p>7 080 </text:p>
          </table:table-cell>
          <table:table-cell table:number-columns-repeated="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t.wikipedia.org/wiki/Jandaíra_(Rio_Grande_do_Norte)" xlink:type="simple">Jandaíra</text:a></text:p>
          </table:table-cell>
          <table:table-cell office:value-type="string" calcext:value-type="string">
            <text:p>6 863 </text:p>
          </table:table-cell>
          <table:table-cell table:number-columns-repeated="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t.wikipedia.org/wiki/Pedro_Avelino" xlink:type="simple">Pedro Avelino</text:a></text:p>
          </table:table-cell>
          <table:table-cell office:value-type="string" calcext:value-type="string">
            <text:p>6 780 </text:p>
          </table:table-cell>
          <table:table-cell table:number-columns-repeated="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t.wikipedia.org/wiki/Porto_do_Mangue" xlink:type="simple">Porto do Mangue</text:a></text:p>
          </table:table-cell>
          <table:table-cell office:value-type="string" calcext:value-type="string">
            <text:p>6 765 </text:p>
          </table:table-cell>
          <table:table-cell table:number-columns-repeated="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t.wikipedia.org/wiki/Lagoa_d%27Anta" xlink:type="simple">Lagoa d'Anta</text:a></text:p>
          </table:table-cell>
          <table:table-cell office:value-type="string" calcext:value-type="string">
            <text:p>6 728 </text:p>
          </table:table-cell>
          <table:table-cell table:number-columns-repeated="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t.wikipedia.org/wiki/Caiçara_do_Norte" xlink:type="simple">Caiçara do Norte</text:a></text:p>
          </table:table-cell>
          <table:table-cell office:value-type="string" calcext:value-type="string">
            <text:p>6 537 </text:p>
          </table:table-cell>
          <table:table-cell table:number-columns-repeated="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t.wikipedia.org/wiki/São_Vicente_(Rio_Grande_do_Norte)" xlink:type="simple">São Vicente</text:a></text:p>
          </table:table-cell>
          <table:table-cell office:value-type="string" calcext:value-type="string">
            <text:p>6 397 </text:p>
          </table:table-cell>
          <table:table-cell table:number-columns-repeated="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t.wikipedia.org/wiki/Serrinha_(Rio_Grande_do_Norte)" xlink:type="simple">Serrinha</text:a></text:p>
          </table:table-cell>
          <table:table-cell office:value-type="string" calcext:value-type="string">
            <text:p>6 281 </text:p>
          </table:table-cell>
          <table:table-cell table:number-columns-repeated="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t.wikipedia.org/wiki/São_João_do_Sabugi" xlink:type="simple">São João do Sabugi</text:a></text:p>
          </table:table-cell>
          <table:table-cell office:value-type="string" calcext:value-type="string">
            <text:p>6 179 </text:p>
          </table:table-cell>
          <table:table-cell table:number-columns-repeated="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pt.wikipedia.org/wiki/Senador_Elói_de_Souza" xlink:type="simple">Senador Elói de Souza</text:a></text:p>
          </table:table-cell>
          <table:table-cell office:value-type="string" calcext:value-type="string">
            <text:p>6 044 </text:p>
          </table:table-cell>
          <table:table-cell table:number-columns-repeated="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pt.wikipedia.org/wiki/Equador_(Rio_Grande_do_Norte)" xlink:type="simple">Equador</text:a></text:p>
          </table:table-cell>
          <table:table-cell office:value-type="string" calcext:value-type="string">
            <text:p>6 036 </text:p>
          </table:table-cell>
          <table:table-cell table:number-columns-repeated="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pt.wikipedia.org/wiki/São_Pedro_(Rio_Grande_do_Norte)" xlink:type="simple">São Pedro</text:a></text:p>
          </table:table-cell>
          <table:table-cell office:value-type="string" calcext:value-type="string">
            <text:p>6 014 </text:p>
          </table:table-cell>
          <table:table-cell table:number-columns-repeated="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pt.wikipedia.org/wiki/Felipe_Guerra" xlink:type="simple">Felipe Guerra</text:a></text:p>
          </table:table-cell>
          <table:table-cell office:value-type="string" calcext:value-type="string">
            <text:p>5 972 </text:p>
          </table:table-cell>
          <table:table-cell table:number-columns-repeated="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pt.wikipedia.org/wiki/José_da_Penha" xlink:type="simple">José da Penha</text:a></text:p>
          </table:table-cell>
          <table:table-cell office:value-type="string" calcext:value-type="string">
            <text:p>5 957 </text:p>
          </table:table-cell>
          <table:table-cell table:number-columns-repeated="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pt.wikipedia.org/wiki/Tenente_Laurentino_Cruz" xlink:type="simple">Tenente Laurentino Cruz</text:a></text:p>
          </table:table-cell>
          <table:table-cell office:value-type="string" calcext:value-type="string">
            <text:p>5 883 </text:p>
          </table:table-cell>
          <table:table-cell table:number-columns-repeated="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pt.wikipedia.org/wiki/Itaú_(Rio_Grande_do_Norte)" xlink:type="simple">Itaú</text:a></text:p>
          </table:table-cell>
          <table:table-cell office:value-type="string" calcext:value-type="string">
            <text:p>5 858 </text:p>
          </table:table-cell>
          <table:table-cell table:number-columns-repeated="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pt.wikipedia.org/wiki/Serra_de_São_Bento" xlink:type="simple">Serra de São Bento</text:a></text:p>
          </table:table-cell>
          <table:table-cell office:value-type="string" calcext:value-type="string">
            <text:p>5 774 </text:p>
          </table:table-cell>
          <table:table-cell table:number-columns-repeated="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pt.wikipedia.org/wiki/Encanto_(Rio_Grande_do_Norte)" xlink:type="simple">Encanto</text:a></text:p>
          </table:table-cell>
          <table:table-cell office:value-type="string" calcext:value-type="string">
            <text:p>5 608 </text:p>
          </table:table-cell>
          <table:table-cell table:number-columns-repeated="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pt.wikipedia.org/wiki/Coronel_Ezequiel" xlink:type="simple">Coronel Ezequiel</text:a></text:p>
          </table:table-cell>
          <table:table-cell office:value-type="string" calcext:value-type="string">
            <text:p>5 508 </text:p>
          </table:table-cell>
          <table:table-cell table:number-columns-repeated="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pt.wikipedia.org/wiki/Várzea_(Rio_Grande_do_Norte)" xlink:type="simple">Várzea</text:a></text:p>
          </table:table-cell>
          <table:table-cell office:value-type="string" calcext:value-type="string">
            <text:p>5 485 </text:p>
          </table:table-cell>
          <table:table-cell table:number-columns-repeated="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pt.wikipedia.org/wiki/Sítio_Novo_(Rio_Grande_do_Norte)" xlink:type="simple">Sítio Novo</text:a></text:p>
          </table:table-cell>
          <table:table-cell office:value-type="string" calcext:value-type="string">
            <text:p>5 481 </text:p>
          </table:table-cell>
          <table:table-cell table:number-columns-repeated="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pt.wikipedia.org/wiki/Santa_Maria_(Rio_Grande_do_Norte)" xlink:type="simple">Santa Maria</text:a></text:p>
          </table:table-cell>
          <table:table-cell office:value-type="string" calcext:value-type="string">
            <text:p>5 480 </text:p>
          </table:table-cell>
          <table:table-cell table:number-columns-repeated="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pt.wikipedia.org/wiki/Bento_Fernandes" xlink:type="simple">Bento Fernandes</text:a></text:p>
          </table:table-cell>
          <table:table-cell office:value-type="string" calcext:value-type="string">
            <text:p>5 469 </text:p>
          </table:table-cell>
          <table:table-cell table:number-columns-repeated="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pt.wikipedia.org/wiki/Janduís_(Rio_Grande_do_Norte)" xlink:type="simple">Janduís</text:a></text:p>
          </table:table-cell>
          <table:table-cell office:value-type="string" calcext:value-type="string">
            <text:p>5 289 </text:p>
          </table:table-cell>
          <table:table-cell table:number-columns-repeated="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pt.wikipedia.org/wiki/Parazinho" xlink:type="simple">Parazinho</text:a></text:p>
          </table:table-cell>
          <table:table-cell office:value-type="string" calcext:value-type="string">
            <text:p>5 201 </text:p>
          </table:table-cell>
          <table:table-cell table:number-columns-repeated="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pt.wikipedia.org/wiki/Japi" xlink:type="simple">Japi</text:a></text:p>
          </table:table-cell>
          <table:table-cell office:value-type="string" calcext:value-type="string">
            <text:p>5 117 </text:p>
          </table:table-cell>
          <table:table-cell table:number-columns-repeated="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pt.wikipedia.org/wiki/Rafael_Fernandes" xlink:type="simple">Rafael Fernandes</text:a></text:p>
          </table:table-cell>
          <table:table-cell office:value-type="string" calcext:value-type="string">
            <text:p>5 067 </text:p>
          </table:table-cell>
          <table:table-cell table:number-columns-repeated="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pt.wikipedia.org/wiki/Coronel_João_Pessoa" xlink:type="simple">Coronel João Pessoa</text:a></text:p>
          </table:table-cell>
          <table:table-cell office:value-type="string" calcext:value-type="string">
            <text:p>4 908 </text:p>
          </table:table-cell>
          <table:table-cell table:number-columns-repeated="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pt.wikipedia.org/wiki/Ouro_Branco_(Rio_Grande_do_Norte)" xlink:type="simple">Ouro Branco</text:a></text:p>
          </table:table-cell>
          <table:table-cell office:value-type="string" calcext:value-type="string">
            <text:p>4 812 </text:p>
          </table:table-cell>
          <table:table-cell table:number-columns-repeated="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pt.wikipedia.org/wiki/Serrinha_dos_Pintos" xlink:type="simple">Serrinha dos Pintos</text:a></text:p>
          </table:table-cell>
          <table:table-cell office:value-type="string" calcext:value-type="string">
            <text:p>4 784 </text:p>
          </table:table-cell>
          <table:table-cell table:number-columns-repeated="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pt.wikipedia.org/wiki/Almino_Afonso_(Rio_Grande_do_Norte)" xlink:type="simple">Almino Afonso</text:a></text:p>
          </table:table-cell>
          <table:table-cell office:value-type="string" calcext:value-type="string">
            <text:p>4 761 </text:p>
          </table:table-cell>
          <table:table-cell table:number-columns-repeated="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pt.wikipedia.org/wiki/Lajes_Pintadas" xlink:type="simple">Lajes Pintadas</text:a></text:p>
          </table:table-cell>
          <table:table-cell office:value-type="string" calcext:value-type="string">
            <text:p>4 755 </text:p>
          </table:table-cell>
          <table:table-cell table:number-columns-repeated="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pt.wikipedia.org/wiki/São_José_do_Seridó" xlink:type="simple">São José do Seridó</text:a></text:p>
          </table:table-cell>
          <table:table-cell office:value-type="string" calcext:value-type="string">
            <text:p>4 602 </text:p>
          </table:table-cell>
          <table:table-cell table:number-columns-repeated="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pt.wikipedia.org/wiki/Messias_Targino" xlink:type="simple">Messias Targino</text:a></text:p>
          </table:table-cell>
          <table:table-cell office:value-type="string" calcext:value-type="string">
            <text:p>4 568 </text:p>
          </table:table-cell>
          <table:table-cell table:number-columns-repeated="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pt.wikipedia.org/wiki/Rodolfo_Fernandes" xlink:type="simple">Rodolfo Fernandes</text:a></text:p>
          </table:table-cell>
          <table:table-cell office:value-type="string" calcext:value-type="string">
            <text:p>4 472 </text:p>
          </table:table-cell>
          <table:table-cell table:number-columns-repeated="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pt.wikipedia.org/wiki/São_Bento_do_Trairi" xlink:type="simple">São Bento do Trairi</text:a></text:p>
          </table:table-cell>
          <table:table-cell office:value-type="string" calcext:value-type="string">
            <text:p>4 401 </text:p>
          </table:table-cell>
          <table:table-cell table:number-columns-repeated="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pt.wikipedia.org/wiki/Senador_Georgino_Avelino" xlink:type="simple">Senador Georgino Avelino</text:a></text:p>
          </table:table-cell>
          <table:table-cell office:value-type="string" calcext:value-type="string">
            <text:p>4 395 </text:p>
          </table:table-cell>
          <table:table-cell table:number-columns-repeated="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pt.wikipedia.org/wiki/Olho-d%27Água_do_Borges" xlink:type="simple">Olho-d'Água do Borges</text:a></text:p>
          </table:table-cell>
          <table:table-cell office:value-type="string" calcext:value-type="string">
            <text:p>4 272 </text:p>
          </table:table-cell>
          <table:table-cell table:number-columns-repeated="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pt.wikipedia.org/wiki/Paraná_(Rio_Grande_do_Norte)" xlink:type="simple">Paraná</text:a></text:p>
          </table:table-cell>
          <table:table-cell office:value-type="string" calcext:value-type="string">
            <text:p>4 232 </text:p>
          </table:table-cell>
          <table:table-cell table:number-columns-repeated="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pt.wikipedia.org/wiki/Riacho_de_Santana_(Rio_Grande_do_Norte)" xlink:type="simple">Riacho do Santana</text:a></text:p>
          </table:table-cell>
          <table:table-cell office:value-type="string" calcext:value-type="string">
            <text:p>4 209 </text:p>
          </table:table-cell>
          <table:table-cell table:number-columns-repeated="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pt.wikipedia.org/wiki/São_Francisco_do_Oeste" xlink:type="simple">São Francisco do Oeste</text:a></text:p>
          </table:table-cell>
          <table:table-cell office:value-type="string" calcext:value-type="string">
            <text:p>4 200 </text:p>
          </table:table-cell>
          <table:table-cell table:number-columns-repeated="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pt.wikipedia.org/wiki/Venha-Ver" xlink:type="simple">Venha-Ver</text:a></text:p>
          </table:table-cell>
          <table:table-cell office:value-type="string" calcext:value-type="string">
            <text:p>4 149 </text:p>
          </table:table-cell>
          <table:table-cell table:number-columns-repeated="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pt.wikipedia.org/wiki/Frutuoso_Gomes" xlink:type="simple">Frutuoso Gomes</text:a></text:p>
          </table:table-cell>
          <table:table-cell office:value-type="string" calcext:value-type="string">
            <text:p>4 095 </text:p>
          </table:table-cell>
          <table:table-cell table:number-columns-repeated="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pt.wikipedia.org/wiki/Tibau" xlink:type="simple">Tibau</text:a></text:p>
          </table:table-cell>
          <table:table-cell office:value-type="string" calcext:value-type="string">
            <text:p>4 071 </text:p>
          </table:table-cell>
          <table:table-cell table:number-columns-repeated="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pt.wikipedia.org/wiki/Barcelona_(Rio_Grande_do_Norte)" xlink:type="simple">Barcelona</text:a></text:p>
          </table:table-cell>
          <table:table-cell office:value-type="string" calcext:value-type="string">
            <text:p>4 002 </text:p>
          </table:table-cell>
          <table:table-cell table:number-columns-repeated="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pt.wikipedia.org/wiki/Major_Sales" xlink:type="simple">Major Sales</text:a></text:p>
          </table:table-cell>
          <table:table-cell office:value-type="string" calcext:value-type="string">
            <text:p>3 978 </text:p>
          </table:table-cell>
          <table:table-cell table:number-columns-repeated="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pt.wikipedia.org/wiki/Lucrécia_(Rio_Grande_do_Norte)" xlink:type="simple">Lucrécia</text:a></text:p>
          </table:table-cell>
          <table:table-cell office:value-type="string" calcext:value-type="string">
            <text:p>3 966 </text:p>
          </table:table-cell>
          <table:table-cell table:number-columns-repeated="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pt.wikipedia.org/wiki/Jundiá_(Rio_Grande_do_Norte)" xlink:type="simple">Jundiá</text:a></text:p>
          </table:table-cell>
          <table:table-cell office:value-type="string" calcext:value-type="string">
            <text:p>3 873 </text:p>
          </table:table-cell>
          <table:table-cell table:number-columns-repeated="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pt.wikipedia.org/wiki/Pilões_(Rio_Grande_do_Norte)" xlink:type="simple">Pilões</text:a></text:p>
          </table:table-cell>
          <table:table-cell office:value-type="string" calcext:value-type="string">
            <text:p>3 806 </text:p>
          </table:table-cell>
          <table:table-cell table:number-columns-repeated="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pt.wikipedia.org/wiki/Paraú" xlink:type="simple">Paraú</text:a></text:p>
          </table:table-cell>
          <table:table-cell office:value-type="string" calcext:value-type="string">
            <text:p>3 787 </text:p>
          </table:table-cell>
          <table:table-cell table:number-columns-repeated="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pt.wikipedia.org/wiki/Caiçara_do_Rio_do_Vento" xlink:type="simple">Caiçara do Rio do Vento</text:a></text:p>
          </table:table-cell>
          <table:table-cell office:value-type="string" calcext:value-type="string">
            <text:p>3 652 </text:p>
          </table:table-cell>
          <table:table-cell table:number-columns-repeated="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pt.wikipedia.org/wiki/Ruy_Barbosa_(Rio_Grande_do_Norte)" xlink:type="simple">Ruy Barbosa</text:a></text:p>
          </table:table-cell>
          <table:table-cell office:value-type="string" calcext:value-type="string">
            <text:p>3 608 </text:p>
          </table:table-cell>
          <table:table-cell table:number-columns-repeated="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pt.wikipedia.org/wiki/São_Fernando_(Rio_Grande_do_Norte)" xlink:type="simple">São Fernando</text:a></text:p>
          </table:table-cell>
          <table:table-cell office:value-type="string" calcext:value-type="string">
            <text:p>3 573 </text:p>
          </table:table-cell>
          <table:table-cell table:number-columns-repeated="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pt.wikipedia.org/wiki/Riacho_da_Cruz" xlink:type="simple">Riacho da Cruz</text:a></text:p>
          </table:table-cell>
          <table:table-cell office:value-type="string" calcext:value-type="string">
            <text:p>3 543 </text:p>
          </table:table-cell>
          <table:table-cell table:number-columns-repeated="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pt.wikipedia.org/wiki/Pedra_Grande" xlink:type="simple">Pedra Grande</text:a></text:p>
          </table:table-cell>
          <table:table-cell office:value-type="string" calcext:value-type="string">
            <text:p>3 275 </text:p>
          </table:table-cell>
          <table:table-cell table:number-columns-repeated="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pt.wikipedia.org/wiki/Triunfo_Potiguar" xlink:type="simple">Triunfo Potiguar</text:a></text:p>
          </table:table-cell>
          <table:table-cell office:value-type="string" calcext:value-type="string">
            <text:p>3 259 </text:p>
          </table:table-cell>
          <table:table-cell table:number-columns-repeated="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pt.wikipedia.org/wiki/Água_Nova" xlink:type="simple">Água Nova</text:a></text:p>
          </table:table-cell>
          <table:table-cell office:value-type="string" calcext:value-type="string">
            <text:p>3 230 </text:p>
          </table:table-cell>
          <table:table-cell table:number-columns-repeated="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pt.wikipedia.org/wiki/Rafael_Godeiro" xlink:type="simple">Rafael Godeiro</text:a></text:p>
          </table:table-cell>
          <table:table-cell office:value-type="string" calcext:value-type="string">
            <text:p>3 194 </text:p>
          </table:table-cell>
          <table:table-cell table:number-columns-repeated="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pt.wikipedia.org/wiki/Vila_Flor_(Rio_Grande_do_Norte)" xlink:type="simple">Vila Flor</text:a></text:p>
          </table:table-cell>
          <table:table-cell office:value-type="string" calcext:value-type="string">
            <text:p>3 146 </text:p>
          </table:table-cell>
          <table:table-cell table:number-columns-repeated="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pt.wikipedia.org/wiki/Passagem_(Rio_Grande_do_Norte)" xlink:type="simple">Passagem</text:a></text:p>
          </table:table-cell>
          <table:table-cell office:value-type="string" calcext:value-type="string">
            <text:p>3 075 </text:p>
          </table:table-cell>
          <table:table-cell table:number-columns-repeated="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pt.wikipedia.org/wiki/Fernando_Pedroza" xlink:type="simple">Fernando Pedroza</text:a></text:p>
          </table:table-cell>
          <table:table-cell office:value-type="string" calcext:value-type="string">
            <text:p>3 039 </text:p>
          </table:table-cell>
          <table:table-cell table:number-columns-repeated="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pt.wikipedia.org/wiki/Francisco_Dantas" xlink:type="simple">Francisco Dantas</text:a></text:p>
          </table:table-cell>
          <table:table-cell office:value-type="string" calcext:value-type="string">
            <text:p>2 836 </text:p>
          </table:table-cell>
          <table:table-cell table:number-columns-repeated="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pt.wikipedia.org/wiki/Severiano_Melo" xlink:type="simple">Severiano Melo</text:a></text:p>
          </table:table-cell>
          <table:table-cell office:value-type="string" calcext:value-type="string">
            <text:p>2 799 </text:p>
          </table:table-cell>
          <table:table-cell table:number-columns-repeated="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pt.wikipedia.org/wiki/São_Bento_do_Norte" xlink:type="simple">São Bento do Norte</text:a></text:p>
          </table:table-cell>
          <table:table-cell office:value-type="string" calcext:value-type="string">
            <text:p>2 778 </text:p>
          </table:table-cell>
          <table:table-cell table:number-columns-repeated="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pt.wikipedia.org/wiki/Lagoa_de_Velhos" xlink:type="simple">Lagoa de Velhos</text:a></text:p>
          </table:table-cell>
          <table:table-cell office:value-type="string" calcext:value-type="string">
            <text:p>2 731 </text:p>
          </table:table-cell>
          <table:table-cell table:number-columns-repeated="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pt.wikipedia.org/wiki/Galinhos" xlink:type="simple">Galinhos</text:a></text:p>
          </table:table-cell>
          <table:table-cell office:value-type="string" calcext:value-type="string">
            <text:p>2 726 </text:p>
          </table:table-cell>
          <table:table-cell table:number-columns-repeated="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pt.wikipedia.org/wiki/Santana_do_Seridó" xlink:type="simple">Santana do Seridó</text:a></text:p>
          </table:table-cell>
          <table:table-cell office:value-type="string" calcext:value-type="string">
            <text:p>2 670 </text:p>
          </table:table-cell>
          <table:table-cell table:number-columns-repeated="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pt.wikipedia.org/wiki/João_Dias_(Rio_Grande_do_Norte)" xlink:type="simple">João Dias</text:a></text:p>
          </table:table-cell>
          <table:table-cell office:value-type="string" calcext:value-type="string">
            <text:p>2 655 </text:p>
          </table:table-cell>
          <table:table-cell table:number-columns-repeated="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pt.wikipedia.org/wiki/Jardim_de_Angicos" xlink:type="simple">Jardim de Angicos</text:a></text:p>
          </table:table-cell>
          <table:table-cell office:value-type="string" calcext:value-type="string">
            <text:p>2 617 </text:p>
          </table:table-cell>
          <table:table-cell table:number-columns-repeated="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pt.wikipedia.org/wiki/Taboleiro_Grande" xlink:type="simple">Taboleiro Grande</text:a></text:p>
          </table:table-cell>
          <table:table-cell office:value-type="string" calcext:value-type="string">
            <text:p>2 545 </text:p>
          </table:table-cell>
          <table:table-cell table:number-columns-repeated="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pt.wikipedia.org/wiki/Pedra_Preta_(Rio_Grande_do_Norte)" xlink:type="simple">Pedra Preta</text:a></text:p>
          </table:table-cell>
          <table:table-cell office:value-type="string" calcext:value-type="string">
            <text:p>2 478 </text:p>
          </table:table-cell>
          <table:table-cell table:number-columns-repeated="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pt.wikipedia.org/wiki/Timbaúba_dos_Batistas" xlink:type="simple">Timbaúba dos Batistas</text:a></text:p>
          </table:table-cell>
          <table:table-cell office:value-type="string" calcext:value-type="string">
            <text:p>2 407 </text:p>
          </table:table-cell>
          <table:table-cell table:number-columns-repeated="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pt.wikipedia.org/wiki/Bodó" xlink:type="simple">Bodó</text:a></text:p>
          </table:table-cell>
          <table:table-cell office:value-type="string" calcext:value-type="string">
            <text:p>2 250 </text:p>
          </table:table-cell>
          <table:table-cell table:number-columns-repeated="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pt.wikipedia.org/wiki/Ipueira" xlink:type="simple">Ipueira</text:a></text:p>
          </table:table-cell>
          <table:table-cell office:value-type="string" calcext:value-type="string">
            <text:p>2 228 </text:p>
          </table:table-cell>
          <table:table-cell table:number-columns-repeated="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pt.wikipedia.org/wiki/Monte_das_Gameleiras" xlink:type="simple">Monte das Gameleiras</text:a></text:p>
          </table:table-cell>
          <table:table-cell office:value-type="string" calcext:value-type="string">
            <text:p>2 127 </text:p>
          </table:table-cell>
          <table:table-cell table:number-columns-repeated="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pt.wikipedia.org/wiki/Viçosa_(Rio_Grande_do_Norte)" xlink:type="simple">Viçosa</text:a></text:p>
          </table:table-cell>
          <table:table-cell office:value-type="string" calcext:value-type="string">
            <text:p>1 712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3:12:55.41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2:54:57.989000000</meta:creation-date>
    <dc:date>2019-11-21T13:17:02.321000000</dc:date>
    <meta:editing-duration>PT8M34S</meta:editing-duration>
    <meta:editing-cycles>5</meta:editing-cycles>
    <meta:generator>LibreOffice/6.3.2.2$Windows_X86_64 LibreOffice_project/98b30e735bda24bc04ab42594c85f7fd8be07b9c</meta:generator>
    <meta:document-statistic meta:table-count="1" meta:cell-count="513" meta:object-count="0"/>
  </office:meta>
</office:document-meta>
</file>